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333ff" style:text-align-source="fix" style:repeat-content="false" fo:wrap-option="wrap" fo:border="none"/>
      <style:paragraph-properties fo:text-align="end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fo:wrap-option="wrap" fo:border="none"/>
      <style:paragraph-properties fo:text-align="end" fo:margin-left="0in"/>
      <style:text-properties style:use-window-font-color="true"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66ffff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121">
      <style:table-cell-properties fo:border="none"/>
    </style:style>
    <style:style style:name="ce10" style:family="table-cell" style:parent-style-name="Default" style:data-style-name="N2">
      <style:table-cell-properties fo:border="none"/>
    </style:style>
    <style:style style:name="ce11" style:family="table-cell" style:parent-style-name="Default" style:data-style-name="N4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0476in" svg:height="3.5445in" svg:x="0.0445in" svg:y="2.9055in">
            <draw:object draw:notify-on-update-of-ranges="Sheet1.A3:Sheet1.A13 Sheet1.A3:Sheet1.A13 Sheet1.B2:Sheet1.B2 Sheet1.B3:Sheet1.B13 Sheet1.A3:Sheet1.A13 Sheet1.C2:Sheet1.C2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0244in" svg:height="3.5996in" svg:x="0.0791in" svg:y="6.6173in">
            <draw:object draw:notify-on-update-of-ranges="Sheet1.A3:Sheet1.A13 Sheet1.A3:Sheet1.A13 Sheet1.D2:Sheet1.D2 Sheet1.D3:Sheet1.D13 Sheet1.A3:Sheet1.A13 Sheet1.E2:Sheet1.E2 Sheet1.E3:Sheet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9354in" svg:height="3.5429in" svg:x="0.1736in" svg:y="10.4398in">
            <draw:object draw:notify-on-update-of-ranges="Sheet1.A3:Sheet1.A13 Sheet1.F2:Sheet1.F2 Sheet1.F3:Sheet1.F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8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11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Wall-clock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hroughput (Mops/s)</text:p>
          </table:table-cell>
          <table:covered-table-cell table:style-name="ce1"/>
          <table:table-cell table:style-name="ce1"/>
        </table:table-row>
        <table:table-row table:style-name="ro2">
          <table:table-cell table:style-name="ce1" office:value-type="string" calcext:value-type="string">
            <text:p>Problem size (matrix side n)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MP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MP</text:p>
          </table:table-cell>
          <table:table-cell table:style-name="ce1" office:value-type="string" calcext:value-type="string">
            <text:p>CUDA speedup vs OpenMP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4" calcext:value-type="float">
            <text:p>0.004</text:p>
          </table:table-cell>
          <table:table-cell table:formula="of:=([.$A3]*[.$A3]*[.$A3]/1000000)/[.B3]" office:value-type="float" office:value="20971.52" calcext:value-type="float">
            <text:p>20971.52</text:p>
          </table:table-cell>
          <table:table-cell table:formula="of:=([.$A3]*[.$A3]*[.$A3]/1000000)/[.C3]" office:value-type="float" office:value="524.288" calcext:value-type="float">
            <text:p>524.29</text:p>
          </table:table-cell>
          <table:table-cell table:formula="of:=[.C3]/[.B3]" office:value-type="float" office:value="40" calcext:value-type="float">
            <text:p>40.00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0.0007" calcext:value-type="float">
            <text:p>0.0007</text:p>
          </table:table-cell>
          <table:table-cell table:style-name="ce4" office:value-type="float" office:value="0.016" calcext:value-type="float">
            <text:p>0.016</text:p>
          </table:table-cell>
          <table:table-cell table:formula="of:=([.$A4]*[.$A4]*[.$A4]/1000000)/[.B4]" office:value-type="float" office:value="23967.4514285714" calcext:value-type="float">
            <text:p>23967.45</text:p>
          </table:table-cell>
          <table:table-cell table:formula="of:=([.$A4]*[.$A4]*[.$A4]/1000000)/[.C4]" office:value-type="float" office:value="1048.576" calcext:value-type="float">
            <text:p>1048.58</text:p>
          </table:table-cell>
          <table:table-cell table:formula="of:=[.C4]/[.B4]" office:value-type="float" office:value="22.8571428571429" calcext:value-type="float">
            <text:p>22.86</text:p>
          </table:table-cell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4" office:value-type="float" office:value="0.0023" calcext:value-type="float">
            <text:p>0.0023</text:p>
          </table:table-cell>
          <table:table-cell table:style-name="ce4" office:value-type="float" office:value="0.048" calcext:value-type="float">
            <text:p>0.048</text:p>
          </table:table-cell>
          <table:table-cell table:formula="of:=([.$A5]*[.$A5]*[.$A5]/1000000)/[.B5]" office:value-type="float" office:value="24618.7408695652" calcext:value-type="float">
            <text:p>24618.74</text:p>
          </table:table-cell>
          <table:table-cell table:formula="of:=([.$A5]*[.$A5]*[.$A5]/1000000)/[.C5]" office:value-type="float" office:value="1179.648" calcext:value-type="float">
            <text:p>1179.65</text:p>
          </table:table-cell>
          <table:table-cell table:formula="of:=[.C5]/[.B5]" office:value-type="float" office:value="20.8695652173913" calcext:value-type="float">
            <text:p>20.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975" calcext:value-type="float">
            <text:p>0.0975</text:p>
          </table:table-cell>
          <table:table-cell table:formula="of:=([.$A6]*[.$A6]*[.$A6]/1000000)/[.B6]" office:value-type="float" office:value="23546.9698245614" calcext:value-type="float">
            <text:p>23546.97</text:p>
          </table:table-cell>
          <table:table-cell table:formula="of:=([.$A6]*[.$A6]*[.$A6]/1000000)/[.C6]" office:value-type="float" office:value="1376.59208205128" calcext:value-type="float">
            <text:p>1376.59</text:p>
          </table:table-cell>
          <table:table-cell table:formula="of:=[.C6]/[.B6]" office:value-type="float" office:value="17.1052631578947" calcext:value-type="float">
            <text:p>17.11</text:p>
          </table:table-cell>
        </table:table-row>
        <table:table-row table:style-name="ro1">
          <table:table-cell table:formula="of:=[.A6]+512" office:value-type="float" office:value="1024" calcext:value-type="float">
            <text:p>1024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7737" calcext:value-type="float">
            <text:p>0.7737</text:p>
          </table:table-cell>
          <table:table-cell table:formula="of:=([.$A7]*[.$A7]*[.$A7]/1000000)/[.B7]" office:value-type="float" office:value="20374.6076660342" calcext:value-type="float">
            <text:p>20374.61</text:p>
          </table:table-cell>
          <table:table-cell table:formula="of:=([.$A7]*[.$A7]*[.$A7]/1000000)/[.C7]" office:value-type="float" office:value="1387.80124596097" calcext:value-type="float">
            <text:p>1387.80</text:p>
          </table:table-cell>
          <table:table-cell table:formula="of:=[.C7]/[.B7]" office:value-type="float" office:value="14.6812144212524" calcext:value-type="float">
            <text:p>14.68</text:p>
          </table:table-cell>
        </table:table-row>
        <table:table-row table:style-name="ro1">
          <table:table-cell table:formula="of:=[.A7]+512" office:value-type="float" office:value="1536" calcext:value-type="float">
            <text:p>1536</text:p>
          </table:table-cell>
          <table:table-cell office:value-type="float" office:value="0.17" calcext:value-type="float">
            <text:p>0.1700</text:p>
          </table:table-cell>
          <table:table-cell office:value-type="float" office:value="2.5083" calcext:value-type="float">
            <text:p>2.5083</text:p>
          </table:table-cell>
          <table:table-cell table:formula="of:=([.$A8]*[.$A8]*[.$A8]/1000000)/[.B8]" office:value-type="float" office:value="21316.9332705882" calcext:value-type="float">
            <text:p>21316.93</text:p>
          </table:table-cell>
          <table:table-cell table:formula="of:=([.$A8]*[.$A8]*[.$A8]/1000000)/[.C8]" office:value-type="float" office:value="1444.75487621098" calcext:value-type="float">
            <text:p>1444.75</text:p>
          </table:table-cell>
          <table:table-cell table:formula="of:=[.C8]/[.B8]" office:value-type="float" office:value="14.7547058823529" calcext:value-type="float">
            <text:p>14.75</text:p>
          </table:table-cell>
        </table:table-row>
        <table:table-row table:style-name="ro1">
          <table:table-cell table:formula="of:=[.A8]+512" office:value-type="float" office:value="2048" calcext:value-type="float">
            <text:p>2048</text:p>
          </table:table-cell>
          <table:table-cell office:value-type="float" office:value="0.404" calcext:value-type="float">
            <text:p>0.4040</text:p>
          </table:table-cell>
          <table:table-cell office:value-type="float" office:value="6.2004" calcext:value-type="float">
            <text:p>6.2004</text:p>
          </table:table-cell>
          <table:table-cell table:formula="of:=([.$A9]*[.$A9]*[.$A9]/1000000)/[.B9]" office:value-type="float" office:value="21262.2143366337" calcext:value-type="float">
            <text:p>21262.21</text:p>
          </table:table-cell>
          <table:table-cell table:formula="of:=([.$A9]*[.$A9]*[.$A9]/1000000)/[.C9]" office:value-type="float" office:value="1385.38394168118" calcext:value-type="float">
            <text:p>1385.38</text:p>
          </table:table-cell>
          <table:table-cell table:formula="of:=[.C9]/[.B9]" office:value-type="float" office:value="15.3475247524752" calcext:value-type="float">
            <text:p>15.35</text:p>
          </table:table-cell>
        </table:table-row>
        <table:table-row table:style-name="ro1">
          <table:table-cell table:formula="of:=[.A9]+512" office:value-type="float" office:value="2560" calcext:value-type="float">
            <text:p>2560</text:p>
          </table:table-cell>
          <table:table-cell office:value-type="float" office:value="0.794" calcext:value-type="float">
            <text:p>0.7940</text:p>
          </table:table-cell>
          <table:table-cell office:value-type="float" office:value="12.0911" calcext:value-type="float">
            <text:p>12.0911</text:p>
          </table:table-cell>
          <table:table-cell table:formula="of:=([.$A10]*[.$A10]*[.$A10]/1000000)/[.B10]" office:value-type="float" office:value="21129.9949622166" calcext:value-type="float">
            <text:p>21129.99</text:p>
          </table:table-cell>
          <table:table-cell table:formula="of:=([.$A10]*[.$A10]*[.$A10]/1000000)/[.C10]" office:value-type="float" office:value="1387.56738427438" calcext:value-type="float">
            <text:p>1387.57</text:p>
          </table:table-cell>
          <table:table-cell table:formula="of:=[.C10]/[.B10]" office:value-type="float" office:value="15.2280856423174" calcext:value-type="float">
            <text:p>15.23</text:p>
          </table:table-cell>
        </table:table-row>
        <table:table-row table:style-name="ro1">
          <table:table-cell table:formula="of:=[.A10]+512" office:value-type="float" office:value="3072" calcext:value-type="float">
            <text:p>3072</text:p>
          </table:table-cell>
          <table:table-cell office:value-type="float" office:value="1.3956" calcext:value-type="float">
            <text:p>1.3956</text:p>
          </table:table-cell>
          <table:table-cell office:value-type="float" office:value="20.86" calcext:value-type="float">
            <text:p>20.8600</text:p>
          </table:table-cell>
          <table:table-cell table:formula="of:=([.$A11]*[.$A11]*[.$A11]/1000000)/[.B11]" office:value-type="float" office:value="20773.1651246776" calcext:value-type="float">
            <text:p>20773.17</text:p>
          </table:table-cell>
          <table:table-cell table:formula="of:=([.$A11]*[.$A11]*[.$A11]/1000000)/[.C11]" office:value-type="float" office:value="1389.79047209971" calcext:value-type="float">
            <text:p>1389.79</text:p>
          </table:table-cell>
          <table:table-cell table:formula="of:=[.C11]/[.B11]" office:value-type="float" office:value="14.9469762109487" calcext:value-type="float">
            <text:p>14.95</text:p>
          </table:table-cell>
        </table:table-row>
        <table:table-row table:style-name="ro1">
          <table:table-cell table:formula="of:=[.A11]+512" office:value-type="float" office:value="3584" calcext:value-type="float">
            <text:p>3584</text:p>
          </table:table-cell>
          <table:table-cell office:value-type="float" office:value="2.2861" calcext:value-type="float">
            <text:p>2.2861</text:p>
          </table:table-cell>
          <table:table-cell office:value-type="float" office:value="33.14" calcext:value-type="float">
            <text:p>33.1400</text:p>
          </table:table-cell>
          <table:table-cell table:formula="of:=([.$A12]*[.$A12]*[.$A12]/1000000)/[.B12]" office:value-type="float" office:value="20137.6495796334" calcext:value-type="float">
            <text:p>20137.65</text:p>
          </table:table-cell>
          <table:table-cell table:formula="of:=([.$A12]*[.$A12]*[.$A12]/1000000)/[.C12]" office:value-type="float" office:value="1389.15753482197" calcext:value-type="float">
            <text:p>1389.16</text:p>
          </table:table-cell>
          <table:table-cell table:formula="of:=[.C12]/[.B12]" office:value-type="float" office:value="14.4963037487424" calcext:value-type="float">
            <text:p>14.50</text:p>
          </table:table-cell>
        </table:table-row>
        <table:table-row table:style-name="ro1">
          <table:table-cell table:formula="of:=[.A12]+512" office:value-type="float" office:value="4096" calcext:value-type="float">
            <text:p>4096</text:p>
          </table:table-cell>
          <table:table-cell office:value-type="float" office:value="3.449" calcext:value-type="float">
            <text:p>3.4490</text:p>
          </table:table-cell>
          <table:table-cell office:value-type="float" office:value="40.5231" calcext:value-type="float">
            <text:p>40.5231</text:p>
          </table:table-cell>
          <table:table-cell table:formula="of:=([.$A13]*[.$A13]*[.$A13]/1000000)/[.B13]" office:value-type="float" office:value="19924.4641159756" calcext:value-type="float">
            <text:p>19924.46</text:p>
          </table:table-cell>
          <table:table-cell table:formula="of:=([.$A13]*[.$A13]*[.$A13]/1000000)/[.C13]" office:value-type="float" office:value="1695.80996360101" calcext:value-type="float">
            <text:p>1695.81</text:p>
          </table:table-cell>
          <table:table-cell table:formula="of:=[.C13]/[.B13]" office:value-type="float" office:value="11.7492316613511" calcext:value-type="float">
            <text:p>1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5:12:22.288080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eno Marzolla</meta:initial-creator>
    <meta:creation-date>2022-11-20T12:49:20.541131647</meta:creation-date>
    <dc:date>2023-01-27T15:13:47.832943712</dc:date>
    <dc:creator>Moreno Marzolla</dc:creator>
    <meta:editing-duration>PT50M12S</meta:editing-duration>
    <meta:editing-cycles>23</meta:editing-cycles>
    <meta:generator>LibreOffice/6.4.7.2$Linux_X86_64 LibreOffice_project/40$Build-2</meta:generator>
    <meta:document-statistic meta:table-count="1" meta:cell-count="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22cm" svg:height="9.004cm" xlink:href=".." xlink:type="simple" chart:class="chart:scatter" chart:column-mapping="0 1" chart:style-name="ch1">
        <chart:title svg:x="4.656cm" svg:y="0.316cm" chart:style-name="ch2">
          <text:p>Wall-clock times</text:p>
        </chart:title>
        <chart:subtitle svg:x="5.146cm" svg:y="0.923cm" chart:style-name="ch3">
          <text:p>Matmul kernel</text:p>
        </chart:subtitle>
        <chart:legend chart:legend-position="end" svg:x="2.009cm" svg:y="1.927cm" style:legend-expansion="custom" chartooo:width="5.325cm" chartooo:height="0.63cm" style:legend-expansion-aspect-ratio="8.45238095238095" chart:style-name="ch4"/>
        <chart:plot-area chart:style-name="ch5" table:cell-range-address="Sheet1.A2:Sheet1.C13" chart:data-source-has-labels="both" svg:x="1.256cm" svg:y="1.627cm" svg:width="10.74cm" svg:height="6.222cm">
          <chartooo:coordinate-region svg:x="1.888cm" svg:y="1.829cm" svg:width="9.725cm" svg:height="5.367cm"/>
          <chart:axis chart:dimension="x" chart:name="primary-x" chart:style-name="ch6" chartooo:axis-type="auto">
            <chart:title svg:x="4.643cm" svg:y="8.029cm" chart:style-name="ch7">
              <text:p>Problem size (matrix side n)</text:p>
            </chart:title>
            <chart:categories table:cell-range-address="Sheet1.A3:Sheet1.A13"/>
          </chart:axis>
          <chart:axis chart:dimension="y" chart:name="primary-y" chart:style-name="ch6">
            <chart:title svg:x="0.45cm" svg:y="6.044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B3:Sheet1.B13" chart:label-cell-address="Sheet1.B2:Sheet1.B2" chart:class="chart:scatter">
            <chart:domain table:cell-range-address="Sheet1.A3:Sheet1.A13"/>
            <chart:data-point chart:repeated="11"/>
          </chart:series>
          <chart:series chart:style-name="ch11" chart:values-cell-range-address="Sheet1.C3:Sheet1.C13" chart:label-cell-address="Sheet1.C2:Sheet1.C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Sheet1.B2:Sheet1.B2</svg:desc>
                </draw:g>
              </table:table-cell>
              <table:table-cell office:value-type="string">
                <text:p>OpenM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0.0001">
                <text:p>0.0001</text:p>
                <draw:g>
                  <svg:desc>Sheet1.B3:Sheet1.B13</svg:desc>
                </draw:g>
              </table:table-cell>
              <table:table-cell office:value-type="float" office:value="0.004">
                <text:p>0.004</text:p>
                <draw:g>
                  <svg:desc>Sheet1.C3:Sheet1.C13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07">
                <text:p>0.000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23">
                <text:p>0.002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057">
                <text:p>0.0057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0527">
                <text:p>0.0527</text:p>
              </table:table-cell>
              <table:table-cell office:value-type="float" office:value="0.7737">
                <text:p>0.7737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0.17">
                <text:p>0.17</text:p>
              </table:table-cell>
              <table:table-cell office:value-type="float" office:value="2.5083">
                <text:p>2.508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0.404">
                <text:p>0.404</text:p>
              </table:table-cell>
              <table:table-cell office:value-type="float" office:value="6.2004">
                <text:p>6.200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560">
                <text:p>2560</text:p>
              </table:table-cell>
              <table:table-cell office:value-type="float" office:value="0.794">
                <text:p>0.794</text:p>
              </table:table-cell>
              <table:table-cell office:value-type="float" office:value="12.0911">
                <text:p>12.0911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1.3956">
                <text:p>1.3956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3584">
                <text:p>3584</text:p>
              </table:table-cell>
              <table:table-cell office:value-type="float" office:value="2.2861">
                <text:p>2.2861</text:p>
              </table:table-cell>
              <table:table-cell office:value-type="float" office:value="33.14">
                <text:p>33.1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3.449">
                <text:p>3.449</text:p>
              </table:table-cell>
              <table:table-cell office:value-type="float" office:value="40.5231">
                <text:p>40.5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63cm" svg:height="9.144cm" xlink:href=".." xlink:type="simple" chart:class="chart:scatter" chart:column-mapping="0 1" chart:style-name="ch1">
        <chart:title svg:x="3.938cm" svg:y="0.318cm" chart:style-name="ch2">
          <text:p>Throughput (Mops/sec)</text:p>
        </chart:title>
        <chart:subtitle svg:x="5.116cm" svg:y="0.913cm" chart:style-name="ch3">
          <text:p>Matmul kernel</text:p>
        </chart:subtitle>
        <chart:legend chart:legend-position="end" svg:x="6.095cm" svg:y="6.519cm" style:legend-expansion="custom" chartooo:width="5.718cm" chartooo:height="0.681cm" style:legend-expansion-aspect-ratio="8.39647577092511" chart:style-name="ch4"/>
        <chart:plot-area chart:style-name="ch5" table:cell-range-address="Sheet1.A3:Sheet1.A13 Sheet1.D2:Sheet1.E13" chart:data-source-has-labels="both" svg:x="1.066cm" svg:y="1.684cm" svg:width="11.283cm" svg:height="6.304cm">
          <chartooo:coordinate-region svg:x="2.945cm" svg:y="1.886cm" svg:width="9.021cm" svg:height="5.449cm"/>
          <chart:axis chart:dimension="x" chart:name="primary-x" chart:style-name="ch6" chartooo:axis-type="auto">
            <chart:title svg:x="4.724cm" svg:y="8.17cm" chart:style-name="ch7">
              <text:p>Problem size (matrix side n)</text:p>
            </chart:title>
            <chart:categories table:cell-range-address="Sheet1.A3:Sheet1.A13"/>
          </chart:axis>
          <chart:axis chart:dimension="y" chart:name="primary-y" chart:style-name="ch8">
            <chart:title svg:x="0.261cm" svg:y="5.676cm" chart:style-name="ch9">
              <text:p>Throughput</text:p>
            </chart:title>
            <chart:grid chart:style-name="ch10" chart:class="major"/>
          </chart:axis>
          <chart:series chart:style-name="ch11" chart:values-cell-range-address="Sheet1.D3:Sheet1.D13" chart:label-cell-address="Sheet1.D2:Sheet1.D2" chart:class="chart:scatter">
            <chart:domain table:cell-range-address="Sheet1.A3:Sheet1.A13"/>
            <chart:data-point chart:repeated="5"/>
            <chart:data-point chart:style-name="ch12"/>
            <chart:data-point chart:repeated="5"/>
          </chart:series>
          <chart:series chart:style-name="ch13" chart:values-cell-range-address="Sheet1.E3:Sheet1.E13" chart:label-cell-address="Sheet1.E2:Sheet1.E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Sheet1.D2:Sheet1.D2</svg:desc>
                </draw:g>
              </table:table-cell>
              <table:table-cell office:value-type="string">
                <text:p>OpenMP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20971.52">
                <text:p>20971.52</text:p>
                <draw:g>
                  <svg:desc>Sheet1.D3:Sheet1.D13</svg:desc>
                </draw:g>
              </table:table-cell>
              <table:table-cell office:value-type="float" office:value="524.288">
                <text:p>524.288</text:p>
                <draw:g>
                  <svg:desc>Sheet1.E3:Sheet1.E13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3967.4514285714">
                <text:p>23967.4514285714</text:p>
              </table:table-cell>
              <table:table-cell office:value-type="float" office:value="1048.576">
                <text:p>1048.57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4618.7408695652">
                <text:p>24618.7408695652</text:p>
              </table:table-cell>
              <table:table-cell office:value-type="float" office:value="1179.648">
                <text:p>1179.64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3546.9698245614">
                <text:p>23546.9698245614</text:p>
              </table:table-cell>
              <table:table-cell office:value-type="float" office:value="1376.59208205128">
                <text:p>1376.5920820512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0374.6076660342">
                <text:p>20374.6076660342</text:p>
              </table:table-cell>
              <table:table-cell office:value-type="float" office:value="1387.80124596097">
                <text:p>1387.80124596097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21316.9332705882">
                <text:p>21316.9332705882</text:p>
              </table:table-cell>
              <table:table-cell office:value-type="float" office:value="1444.75487621098">
                <text:p>1444.7548762109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1262.2143366337">
                <text:p>21262.2143366337</text:p>
              </table:table-cell>
              <table:table-cell office:value-type="float" office:value="1385.38394168118">
                <text:p>1385.38394168118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560">
                <text:p>2560</text:p>
              </table:table-cell>
              <table:table-cell office:value-type="float" office:value="21129.9949622166">
                <text:p>21129.9949622166</text:p>
              </table:table-cell>
              <table:table-cell office:value-type="float" office:value="1387.56738427438">
                <text:p>1387.56738427438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20773.1651246776">
                <text:p>20773.1651246776</text:p>
              </table:table-cell>
              <table:table-cell office:value-type="float" office:value="1389.79047209971">
                <text:p>1389.79047209971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3584">
                <text:p>3584</text:p>
              </table:table-cell>
              <table:table-cell office:value-type="float" office:value="20137.6495796334">
                <text:p>20137.6495796334</text:p>
              </table:table-cell>
              <table:table-cell office:value-type="float" office:value="1389.15753482197">
                <text:p>1389.1575348219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9924.4641159756">
                <text:p>19924.4641159756</text:p>
              </table:table-cell>
              <table:table-cell office:value-type="float" office:value="1695.80996360101">
                <text:p>1695.80996360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37cm" svg:height="9cm" xlink:href=".." xlink:type="simple" chart:class="chart:bar" chart:style-name="ch1">
        <chart:title svg:x="3.243cm" svg:y="0.316cm" chart:style-name="ch2">
          <text:p>CUDA speedup vs. OpenMP</text:p>
        </chart:title>
        <chart:plot-area chart:style-name="ch3" table:cell-range-address="Sheet1.A3:Sheet1.A13 Sheet1.F2:Sheet1.F13" chart:data-source-has-labels="both" svg:x="1.251cm" svg:y="1.301cm" svg:width="11.036cm" svg:height="6.548cm">
          <chartooo:coordinate-region svg:x="2.37cm" svg:y="1.504cm" svg:width="9.917cm" svg:height="5.692cm"/>
          <chart:axis chart:dimension="x" chart:name="primary-x" chart:style-name="ch4" chartooo:axis-type="auto">
            <chartooo:date-scale/>
            <chart:title svg:x="4.786cm" svg:y="8.029cm" chart:style-name="ch5">
              <text:p>Problem size (matrix side n)</text:p>
            </chart:title>
            <chart:categories table:cell-range-address="Sheet1.A3:Sheet1.A13"/>
          </chart:axis>
          <chart:axis chart:dimension="y" chart:name="primary-y" chart:style-name="ch6">
            <chart:title svg:x="0.451cm" svg:y="5.246cm" chart:style-name="ch7">
              <text:p>Speedup</text:p>
            </chart:title>
            <chart:grid chart:style-name="ch8" chart:class="major"/>
          </chart:axis>
          <chart:series chart:style-name="ch9" chart:values-cell-range-address="Sheet1.F3:Sheet1.F13" chart:label-cell-address="Sheet1.F2:Sheet1.F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 vs OpenMP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40">
                <text:p>40</text:p>
                <draw:g>
                  <svg:desc>Sheet1.F3:Sheet1.F13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2.8571428571429">
                <text:p>22.857142857142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0.8695652173913">
                <text:p>20.86956521739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7.1052631578947">
                <text:p>17.105263157894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4.6812144212524">
                <text:p>14.6812144212524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14.7547058823529">
                <text:p>14.754705882352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5.3475247524752">
                <text:p>15.347524752475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5.2280856423174">
                <text:p>15.228085642317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14.9469762109487">
                <text:p>14.9469762109487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14.4963037487424">
                <text:p>14.496303748742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1.7492316613511">
                <text:p>11.74923166135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